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7083333333333333in"/>
    </style:style>
    <style:style style:name="co3" style:family="table-column">
      <style:table-column-properties fo:break-before="auto" style:column-width="0.6979166666666666in"/>
    </style:style>
    <style:style style:name="co4" style:family="table-column">
      <style:table-column-properties fo:break-before="auto" style:column-width="1.53125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1.125in"/>
    </style:style>
    <style:style style:name="co7" style:family="table-column">
      <style:table-column-properties fo:break-before="auto" style:column-width="0.666666666666666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1.7291666666666667in"/>
    </style:style>
    <style:style style:name="co10" style:family="table-column">
      <style:table-column-properties fo:break-before="auto" style:column-width="1.3645833333333333in"/>
    </style:style>
    <style:style style:name="co11" style:family="table-column">
      <style:table-column-properties fo:break-before="auto" style:column-width="1.03125in"/>
    </style:style>
    <style:style style:name="co12" style:family="table-column">
      <style:table-column-properties fo:break-before="auto" style:column-width="0.958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3333333333333333in" fo:break-before="auto" style:use-optimal-row-height="true"/>
    </style:style>
    <style:style style:name="ro6" style:family="table-row">
      <style:table-row-properties style:row-height="0.22916666666666666in" fo:break-before="auto" style:use-optimal-row-height="false"/>
    </style:style>
    <style:style style:name="ro7" style:family="table-row">
      <style:table-row-properties style:row-height="0.5in" fo:break-before="auto" style:use-optimal-row-height="true"/>
    </style:style>
    <style:style style:name="ro8" style:family="table-row">
      <style:table-row-properties style:row-height="5.6875in" fo:break-before="auto" style:use-optimal-row-height="true"/>
    </style:style>
    <style:style style:name="ro9" style:family="table-row">
      <style:table-row-properties style:row-height="0.17708333333333334in" fo:break-before="auto" style:use-optimal-row-height="true"/>
    </style:style>
    <style:style style:name="ro10" style:family="table-row">
      <style:table-row-properties style:row-height="2.5in" fo:break-before="auto" style:use-optimal-row-height="true"/>
    </style:style>
    <style:style style:name="ro11" style:family="table-row">
      <style:table-row-properties style:row-height="0.20833333333333334in" fo:break-before="auto" style:use-optimal-row-height="false"/>
    </style:style>
    <style:style style:name="ro12" style:family="table-row">
      <style:table-row-properties style:row-height="0.20833333333333334in" fo:break-before="auto" style:use-optimal-row-height="true"/>
    </style:style>
    <style:style style:name="ro13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6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7" style:family="table-cell" style:parent-style-name="Default" style:data-style-name="N0">
      <style:table-cell-properties fo:border-bottom="1.0pt solid #0096D7" fo:wrap-option="wrap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8" style:family="table-cell" style:parent-style-name="Default" style:data-style-name="N0">
      <style:table-cell-properties fo:border-bottom="1.0pt solid #0096D7" fo:wrap-option="wrap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9" style:family="table-cell" style:parent-style-name="Default" style:data-style-name="N177">
      <style:table-cell-properties fo:border-bottom="1.0pt solid #0096D7" fo:wrap-option="wrap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0" style:family="table-cell" style:parent-style-name="Default" style:data-style-name="N0">
      <style:table-cell-properties fo:border-bottom="1.0pt solid #0096D7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1" style:family="table-cell" style:parent-style-name="Default" style:data-style-name="N0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2" style:family="table-cell" style:parent-style-name="Default" style:data-style-name="N177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3" style:family="table-cell" style:parent-style-name="Default" style:data-style-name="N178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4" style:family="table-cell" style:parent-style-name="Default" style:data-style-name="N0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5" style:family="table-cell" style:parent-style-name="Default" style:data-style-name="N177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6" style:family="table-cell" style:parent-style-name="Default" style:data-style-name="N178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7" style:family="table-cell" style:parent-style-name="Default" style:data-style-name="N0">
      <style:table-cell-properties fo:border-top="1.0pt solid #BFBFBF" fo:wrap-option="wrap" style:vertical-align="top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8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9" style:family="table-cell" style:parent-style-name="Default" style:data-style-name="N0">
      <style:table-cell-properties fo:wrap-option="wrap" style:vertical-align="top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0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6" table:default-cell-style-name="ce-1"/>
        <table:table-column table:style-name="co1" table:default-cell-style-name="ce15" table:number-columns-repeated="248"/>
        <table:table-row table:style-name="ro2">
          <table:table-cell table:style-name="ce21" office:value-type="string">
            <text:p>Table 2. 2010 state energy-related carbon dioxide emissions by fuel </text:p>
          </table:table-cell>
          <table:table-cell table:number-columns-repeated="7" table:style-name="ce22"/>
        </table:table-row>
        <table:table-row table:style-name="ro2">
          <table:table-cell table:style-name="ce23" office:value-type="string">
            <text:p>million metric tons of carbon dioxide</text:p>
          </table:table-cell>
          <table:table-cell table:style-name="ce22"/>
          <table:table-cell table:number-columns-repeated="6" table:style-name="ce24"/>
        </table:table-row>
        <table:table-row table:style-name="ro3">
          <table:table-cell table:style-name="ce25"/>
          <table:table-cell table:number-columns-repeated="7" table:style-name="ce24"/>
        </table:table-row>
        <table:table-row table:style-name="ro3">
          <table:table-cell table:style-name="ce25"/>
          <table:table-cell table:number-columns-repeated="5" table:style-name="ce24"/>
          <table:table-cell table:style-name="ce26" office:value-type="string">
            <text:p>                      Shares </text:p>
          </table:table-cell>
          <table:table-cell table:style-name="ce24"/>
        </table:table-row>
        <table:table-row table:style-name="ro4">
          <table:table-cell table:style-name="ce27" office:value-type="string">
            <text:p>State</text:p>
          </table:table-cell>
          <table:table-cell table:style-name="ce28" office:value-type="string">
            <text:p>Coal</text:p>
          </table:table-cell>
          <table:table-cell table:style-name="ce28" office:value-type="string">
            <text:p>Petroleum</text:p>
          </table:table-cell>
          <table:table-cell table:style-name="ce28" office:value-type="string">
            <text:p>Natural Gas </text:p>
          </table:table-cell>
          <table:table-cell table:style-name="ce29" office:value-type="string">
            <text:p>Total</text:p>
          </table:table-cell>
          <table:table-cell table:style-name="ce30" office:value-type="string">
            <text:p>Coal</text:p>
          </table:table-cell>
          <table:table-cell table:style-name="ce28" office:value-type="string">
            <text:p>Petroleum</text:p>
          </table:table-cell>
          <table:table-cell table:style-name="ce28" office:value-type="string">
            <text:p>Natural Gas</text:p>
          </table:table-cell>
        </table:table-row>
        <table:table-row table:style-name="ro4">
          <table:table-cell table:style-name="ce31" office:value-type="string">
            <text:p>Alabama</text:p>
          </table:table-cell>
          <table:table-cell table:style-name="ce32" office:value-type="float" office:value="67.8154519311394">
            <text:p>67.8</text:p>
          </table:table-cell>
          <table:table-cell table:style-name="ce32" office:value-type="float" office:value="35.955764491879">
            <text:p>36.0</text:p>
          </table:table-cell>
          <table:table-cell table:style-name="ce32" office:value-type="float" office:value="28.9750597601523">
            <text:p>29.0</text:p>
          </table:table-cell>
          <table:table-cell table:style-name="ce32" office:value-type="float" office:value="132.746276183171">
            <text:p>132.7</text:p>
          </table:table-cell>
          <table:table-cell table:style-name="ce33" table:formula="oooc:=[.B6]/[.$E6]" office:value-type="percentage" office:value="0.5108651924635815">
            <text:p>51.1%</text:p>
          </table:table-cell>
          <table:table-cell table:style-name="ce33" table:formula="oooc:=[.C6]/[.$E6]" office:value-type="percentage" office:value="0.27086081452307675">
            <text:p>27.1%</text:p>
          </table:table-cell>
          <table:table-cell table:style-name="ce33" table:formula="oooc:=[.D6]/[.$E6]" office:value-type="percentage" office:value="0.21827399301333947">
            <text:p>21.8%</text:p>
          </table:table-cell>
        </table:table-row>
        <table:table-row table:style-name="ro1">
          <table:table-cell table:style-name="ce34" office:value-type="string">
            <text:p>Alaska</text:p>
          </table:table-cell>
          <table:table-cell table:style-name="ce35" office:value-type="float" office:value="1.36488038754978">
            <text:p>1.4</text:p>
          </table:table-cell>
          <table:table-cell table:style-name="ce35" office:value-type="float" office:value="19.5891688788932">
            <text:p>19.6</text:p>
          </table:table-cell>
          <table:table-cell table:style-name="ce35" office:value-type="float" office:value="17.7731344266667">
            <text:p>17.8</text:p>
          </table:table-cell>
          <table:table-cell table:style-name="ce35" office:value-type="float" office:value="38.7271836931096">
            <text:p>38.7</text:p>
          </table:table-cell>
          <table:table-cell table:style-name="ce36" table:formula="oooc:=[.B7]/[.$E7]" office:value-type="percentage" office:value="0.03524347131373309">
            <text:p>3.5%</text:p>
          </table:table-cell>
          <table:table-cell table:style-name="ce36" table:formula="oooc:=[.C7]/[.$E7]" office:value-type="percentage" office:value="0.505824772442168">
            <text:p>50.6%</text:p>
          </table:table-cell>
          <table:table-cell table:style-name="ce36" table:formula="oooc:=[.D7]/[.$E7]" office:value-type="percentage" office:value="0.45893175624410104">
            <text:p>45.9%</text:p>
          </table:table-cell>
        </table:table-row>
        <table:table-row table:style-name="ro1">
          <table:table-cell table:style-name="ce34" office:value-type="string">
            <text:p>Arizona</text:p>
          </table:table-cell>
          <table:table-cell table:style-name="ce35" office:value-type="float" office:value="43.2377725963623">
            <text:p>43.2</text:p>
          </table:table-cell>
          <table:table-cell table:style-name="ce35" office:value-type="float" office:value="34.8206612526584">
            <text:p>34.8</text:p>
          </table:table-cell>
          <table:table-cell table:style-name="ce35" office:value-type="float" office:value="17.8546012888481">
            <text:p>17.9</text:p>
          </table:table-cell>
          <table:table-cell table:style-name="ce35" office:value-type="float" office:value="95.9130351378688">
            <text:p>95.9</text:p>
          </table:table-cell>
          <table:table-cell table:style-name="ce36" table:formula="oooc:=[.B8]/[.$E8]" office:value-type="percentage" office:value="0.4508018387095225">
            <text:p>45.1%</text:p>
          </table:table-cell>
          <table:table-cell table:style-name="ce36" table:formula="oooc:=[.C8]/[.$E8]" office:value-type="percentage" office:value="0.3630440972137514">
            <text:p>36.3%</text:p>
          </table:table-cell>
          <table:table-cell table:style-name="ce36" table:formula="oooc:=[.D8]/[.$E8]" office:value-type="percentage" office:value="0.186154064076726">
            <text:p>18.6%</text:p>
          </table:table-cell>
        </table:table-row>
        <table:table-row table:style-name="ro1">
          <table:table-cell table:style-name="ce34" office:value-type="string">
            <text:p>Arkansas</text:p>
          </table:table-cell>
          <table:table-cell table:style-name="ce35" office:value-type="float" office:value="27.7244578593839">
            <text:p>27.7</text:p>
          </table:table-cell>
          <table:table-cell table:style-name="ce35" office:value-type="float" office:value="23.8276862086114">
            <text:p>23.8</text:p>
          </table:table-cell>
          <table:table-cell table:style-name="ce35" office:value-type="float" office:value="14.5672611213382">
            <text:p>14.6</text:p>
          </table:table-cell>
          <table:table-cell table:style-name="ce35" office:value-type="float" office:value="66.1194051893335">
            <text:p>66.1</text:p>
          </table:table-cell>
          <table:table-cell table:style-name="ce36" table:formula="oooc:=[.B9]/[.$E9]" office:value-type="percentage" office:value="0.4193089423595791">
            <text:p>41.9%</text:p>
          </table:table-cell>
          <table:table-cell table:style-name="ce36" table:formula="oooc:=[.C9]/[.$E9]" office:value-type="percentage" office:value="0.36037357172800644">
            <text:p>36.0%</text:p>
          </table:table-cell>
          <table:table-cell table:style-name="ce36" table:formula="oooc:=[.D9]/[.$E9]" office:value-type="percentage" office:value="0.22031748591241435">
            <text:p>22.0%</text:p>
          </table:table-cell>
        </table:table-row>
        <table:table-row table:style-name="ro1">
          <table:table-cell table:style-name="ce34" office:value-type="string">
            <text:p>California</text:p>
          </table:table-cell>
          <table:table-cell table:style-name="ce35" office:value-type="float" office:value="5.157135122573">
            <text:p>5.2</text:p>
          </table:table-cell>
          <table:table-cell table:style-name="ce35" office:value-type="float" office:value="241.257507652296">
            <text:p>241.3</text:p>
          </table:table-cell>
          <table:table-cell table:style-name="ce35" office:value-type="float" office:value="123.395537712271">
            <text:p>123.4</text:p>
          </table:table-cell>
          <table:table-cell table:style-name="ce35" office:value-type="float" office:value="369.81018048714">
            <text:p>369.8</text:p>
          </table:table-cell>
          <table:table-cell table:style-name="ce36" table:formula="oooc:=[.B10]/[.$E10]" office:value-type="percentage" office:value="0.013945357360848365">
            <text:p>1.4%</text:p>
          </table:table-cell>
          <table:table-cell table:style-name="ce36" table:formula="oooc:=[.C10]/[.$E10]" office:value-type="percentage" office:value="0.6523820067216501">
            <text:p>65.2%</text:p>
          </table:table-cell>
          <table:table-cell table:style-name="ce36" table:formula="oooc:=[.D10]/[.$E10]" office:value-type="percentage" office:value="0.33367263591750157">
            <text:p>33.4%</text:p>
          </table:table-cell>
        </table:table-row>
        <table:table-row table:style-name="ro1">
          <table:table-cell table:style-name="ce34" office:value-type="string">
            <text:p>Colorado</text:p>
          </table:table-cell>
          <table:table-cell table:style-name="ce35" office:value-type="float" office:value="36.1233716958923">
            <text:p>36.1</text:p>
          </table:table-cell>
          <table:table-cell table:style-name="ce35" office:value-type="float" office:value="33.524065386346">
            <text:p>33.5</text:p>
          </table:table-cell>
          <table:table-cell table:style-name="ce35" office:value-type="float" office:value="26.8302629393118">
            <text:p>26.8</text:p>
          </table:table-cell>
          <table:table-cell table:style-name="ce35" office:value-type="float" office:value="96.4777000215501">
            <text:p>96.5</text:p>
          </table:table-cell>
          <table:table-cell table:style-name="ce36" table:formula="oooc:=[.B11]/[.$E11]" office:value-type="percentage" office:value="0.3744219823630069">
            <text:p>37.4%</text:p>
          </table:table-cell>
          <table:table-cell table:style-name="ce36" table:formula="oooc:=[.C11]/[.$E11]" office:value-type="percentage" office:value="0.3474799397047999">
            <text:p>34.7%</text:p>
          </table:table-cell>
          <table:table-cell table:style-name="ce36" table:formula="oooc:=[.D11]/[.$E11]" office:value-type="percentage" office:value="0.2780980779321932">
            <text:p>27.8%</text:p>
          </table:table-cell>
        </table:table-row>
        <table:table-row table:style-name="ro5">
          <table:table-cell table:style-name="ce34" office:value-type="string">
            <text:p>Connecticut</text:p>
          </table:table-cell>
          <table:table-cell table:style-name="ce35" office:value-type="float" office:value="2.70840561944793">
            <text:p>2.7</text:p>
          </table:table-cell>
          <table:table-cell table:style-name="ce35" office:value-type="float" office:value="23.402783312032">
            <text:p>23.4</text:p>
          </table:table-cell>
          <table:table-cell table:style-name="ce35" office:value-type="float" office:value="10.8100711453568">
            <text:p>10.8</text:p>
          </table:table-cell>
          <table:table-cell table:style-name="ce35" office:value-type="float" office:value="36.9212600768367">
            <text:p>36.9</text:p>
          </table:table-cell>
          <table:table-cell table:style-name="ce36" table:formula="oooc:=[.B12]/[.$E12]" office:value-type="percentage" office:value="0.07335626178010925">
            <text:p>7.3%</text:p>
          </table:table-cell>
          <table:table-cell table:style-name="ce36" table:formula="oooc:=[.C12]/[.$E12]" office:value-type="percentage" office:value="0.6338565710739165">
            <text:p>63.4%</text:p>
          </table:table-cell>
          <table:table-cell table:style-name="ce36" table:formula="oooc:=[.D12]/[.$E12]" office:value-type="percentage" office:value="0.29278716714597497">
            <text:p>29.3%</text:p>
          </table:table-cell>
        </table:table-row>
        <table:table-row table:style-name="ro1">
          <table:table-cell table:style-name="ce34" office:value-type="string">
            <text:p>Delaware</text:p>
          </table:table-cell>
          <table:table-cell table:style-name="ce35" office:value-type="float" office:value="2.85085038909586">
            <text:p>2.9</text:p>
          </table:table-cell>
          <table:table-cell table:style-name="ce35" office:value-type="float" office:value="5.90470759850598">
            <text:p>5.9</text:p>
          </table:table-cell>
          <table:table-cell table:style-name="ce35" office:value-type="float" office:value="2.96665176646523">
            <text:p>3.0</text:p>
          </table:table-cell>
          <table:table-cell table:style-name="ce35" office:value-type="float" office:value="11.7222097540671">
            <text:p>11.7</text:p>
          </table:table-cell>
          <table:table-cell table:style-name="ce36" table:formula="oooc:=[.B13]/[.$E13]" office:value-type="percentage" office:value="0.24320076580328534">
            <text:p>24.3%</text:p>
          </table:table-cell>
          <table:table-cell table:style-name="ce36" table:formula="oooc:=[.C13]/[.$E13]" office:value-type="percentage" office:value="0.5037196673995107">
            <text:p>50.4%</text:p>
          </table:table-cell>
          <table:table-cell table:style-name="ce36" table:formula="oooc:=[.D13]/[.$E13]" office:value-type="percentage" office:value="0.2530795667972014">
            <text:p>25.3%</text:p>
          </table:table-cell>
        </table:table-row>
        <table:table-row table:style-name="ro5">
          <table:table-cell table:style-name="ce34" office:value-type="string">
            <text:p>District of Columbia</text:p>
          </table:table-cell>
          <table:table-cell table:style-name="ce35" office:value-type="float" office:value="0.006666636427139">
            <text:p>0.0</text:p>
          </table:table-cell>
          <table:table-cell table:style-name="ce35" office:value-type="float" office:value="1.48058367210187">
            <text:p>1.5</text:p>
          </table:table-cell>
          <table:table-cell table:style-name="ce35" office:value-type="float" office:value="1.79167057666667">
            <text:p>1.8</text:p>
          </table:table-cell>
          <table:table-cell table:style-name="ce35" office:value-type="float" office:value="3.27892088519568">
            <text:p>3.3</text:p>
          </table:table-cell>
          <table:table-cell table:style-name="ce36" table:formula="oooc:=[.B14]/[.$E14]" office:value-type="percentage" office:value="0.002033180018840603">
            <text:p>0.2%</text:p>
          </table:table-cell>
          <table:table-cell table:style-name="ce36" table:formula="oooc:=[.C14]/[.$E14]" office:value-type="percentage" office:value="0.4515460189316252">
            <text:p>45.2%</text:p>
          </table:table-cell>
          <table:table-cell table:style-name="ce36" table:formula="oooc:=[.D14]/[.$E14]" office:value-type="percentage" office:value="0.5464208010495338">
            <text:p>54.6%</text:p>
          </table:table-cell>
        </table:table-row>
        <table:table-row table:style-name="ro1">
          <table:table-cell table:style-name="ce34" office:value-type="string">
            <text:p>Florida</text:p>
          </table:table-cell>
          <table:table-cell table:style-name="ce35" office:value-type="float" office:value="60.1792788560676">
            <text:p>60.2</text:p>
          </table:table-cell>
          <table:table-cell table:style-name="ce35" office:value-type="float" office:value="123.175182742965">
            <text:p>123.2</text:p>
          </table:table-cell>
          <table:table-cell table:style-name="ce35" office:value-type="float" office:value="62.6247063912499">
            <text:p>62.6</text:p>
          </table:table-cell>
          <table:table-cell table:style-name="ce35" office:value-type="float" office:value="245.979167990282">
            <text:p>246.0</text:p>
          </table:table-cell>
          <table:table-cell table:style-name="ce36" table:formula="oooc:=[.B15]/[.$E15]" office:value-type="percentage" office:value="0.24465193271344476">
            <text:p>24.5%</text:p>
          </table:table-cell>
          <table:table-cell table:style-name="ce36" table:formula="oooc:=[.C15]/[.$E15]" office:value-type="percentage" office:value="0.5007545303504374">
            <text:p>50.1%</text:p>
          </table:table-cell>
          <table:table-cell table:style-name="ce36" table:formula="oooc:=[.D15]/[.$E15]" office:value-type="percentage" office:value="0.2545935369361199">
            <text:p>25.5%</text:p>
          </table:table-cell>
        </table:table-row>
        <table:table-row table:style-name="ro1">
          <table:table-cell table:style-name="ce34" office:value-type="string">
            <text:p>Georgia</text:p>
          </table:table-cell>
          <table:table-cell table:style-name="ce35" office:value-type="float" office:value="72.4857444061278">
            <text:p>72.5</text:p>
          </table:table-cell>
          <table:table-cell table:style-name="ce35" office:value-type="float" office:value="72.5476739021336">
            <text:p>72.5</text:p>
          </table:table-cell>
          <table:table-cell table:style-name="ce35" office:value-type="float" office:value="28.6794523346202">
            <text:p>28.7</text:p>
          </table:table-cell>
          <table:table-cell table:style-name="ce35" office:value-type="float" office:value="173.712870642882">
            <text:p>173.7</text:p>
          </table:table-cell>
          <table:table-cell table:style-name="ce36" table:formula="oooc:=[.B16]/[.$E16]" office:value-type="percentage" office:value="0.4172733093286082">
            <text:p>41.7%</text:p>
          </table:table-cell>
          <table:table-cell table:style-name="ce36" table:formula="oooc:=[.C16]/[.$E16]" office:value-type="percentage" office:value="0.4176298142656149">
            <text:p>41.8%</text:p>
          </table:table-cell>
          <table:table-cell table:style-name="ce36" table:formula="oooc:=[.D16]/[.$E16]" office:value-type="percentage" office:value="0.1650968764057746">
            <text:p>16.5%</text:p>
          </table:table-cell>
        </table:table-row>
        <table:table-row table:style-name="ro1">
          <table:table-cell table:style-name="ce34" office:value-type="string">
            <text:p>Hawaii</text:p>
          </table:table-cell>
          <table:table-cell table:style-name="ce35" office:value-type="float" office:value="1.61585416080776">
            <text:p>1.6</text:p>
          </table:table-cell>
          <table:table-cell table:style-name="ce35" office:value-type="float" office:value="17.2860641196627">
            <text:p>17.3</text:p>
          </table:table-cell>
          <table:table-cell table:style-name="ce35" office:value-type="float" office:value="0.00859518">
            <text:p>0.0</text:p>
          </table:table-cell>
          <table:table-cell table:style-name="ce35" office:value-type="float" office:value="18.9105134604704">
            <text:p>18.9</text:p>
          </table:table-cell>
          <table:table-cell table:style-name="ce36" table:formula="oooc:=[.B17]/[.$E17]" office:value-type="percentage" office:value="0.0854473975117313">
            <text:p>8.5%</text:p>
          </table:table-cell>
          <table:table-cell table:style-name="ce36" table:formula="oooc:=[.C17]/[.$E17]" office:value-type="percentage" office:value="0.9140980838937363">
            <text:p>91.4%</text:p>
          </table:table-cell>
          <table:table-cell table:style-name="ce36" table:formula="oooc:=[.D17]/[.$E17]" office:value-type="percentage" office:value="4.5451859453562364E-4">
            <text:p>0.0%</text:p>
          </table:table-cell>
        </table:table-row>
        <table:table-row table:style-name="ro1">
          <table:table-cell table:style-name="ce34" office:value-type="string">
            <text:p>Idaho</text:p>
          </table:table-cell>
          <table:table-cell table:style-name="ce35" office:value-type="float" office:value="0.799531773103774">
            <text:p>0.8</text:p>
          </table:table-cell>
          <table:table-cell table:style-name="ce35" office:value-type="float" office:value="10.8920458258308">
            <text:p>10.9</text:p>
          </table:table-cell>
          <table:table-cell table:style-name="ce35" office:value-type="float" office:value="4.51150335809661">
            <text:p>4.5</text:p>
          </table:table-cell>
          <table:table-cell table:style-name="ce35" office:value-type="float" office:value="16.2030809570312">
            <text:p>16.2</text:p>
          </table:table-cell>
          <table:table-cell table:style-name="ce36" table:formula="oooc:=[.B18]/[.$E18]" office:value-type="percentage" office:value="0.04934442870612354">
            <text:p>4.9%</text:p>
          </table:table-cell>
          <table:table-cell table:style-name="ce36" table:formula="oooc:=[.C18]/[.$E18]" office:value-type="percentage" office:value="0.6722206631390237">
            <text:p>67.2%</text:p>
          </table:table-cell>
          <table:table-cell table:style-name="ce36" table:formula="oooc:=[.D18]/[.$E18]" office:value-type="percentage" office:value="0.2784349081548518">
            <text:p>27.8%</text:p>
          </table:table-cell>
        </table:table-row>
        <table:table-row table:style-name="ro1">
          <table:table-cell table:style-name="ce34" office:value-type="string">
            <text:p>Illinois</text:p>
          </table:table-cell>
          <table:table-cell table:style-name="ce35" office:value-type="float" office:value="100.885245576086">
            <text:p>100.9</text:p>
          </table:table-cell>
          <table:table-cell table:style-name="ce35" office:value-type="float" office:value="79.8927291901742">
            <text:p>79.9</text:p>
          </table:table-cell>
          <table:table-cell table:style-name="ce35" office:value-type="float" office:value="49.5744939359395">
            <text:p>49.6</text:p>
          </table:table-cell>
          <table:table-cell table:style-name="ce35" office:value-type="float" office:value="230.352468702199">
            <text:p>230.4</text:p>
          </table:table-cell>
          <table:table-cell table:style-name="ce36" table:formula="oooc:=[.B19]/[.$E19]" office:value-type="percentage" office:value="0.43796034027536745">
            <text:p>43.8%</text:p>
          </table:table-cell>
          <table:table-cell table:style-name="ce36" table:formula="oooc:=[.C19]/[.$E19]" office:value-type="percentage" office:value="0.34682818743071503">
            <text:p>34.7%</text:p>
          </table:table-cell>
          <table:table-cell table:style-name="ce36" table:formula="oooc:=[.D19]/[.$E19]" office:value-type="percentage" office:value="0.21521147229392057">
            <text:p>21.5%</text:p>
          </table:table-cell>
        </table:table-row>
        <table:table-row table:style-name="ro1">
          <table:table-cell table:style-name="ce34" office:value-type="string">
            <text:p>Indiana</text:p>
          </table:table-cell>
          <table:table-cell table:style-name="ce35" office:value-type="float" office:value="136.789530470511">
            <text:p>136.8</text:p>
          </table:table-cell>
          <table:table-cell table:style-name="ce35" office:value-type="float" office:value="52.3072895094649">
            <text:p>52.3</text:p>
          </table:table-cell>
          <table:table-cell table:style-name="ce35" office:value-type="float" office:value="29.9697353022722">
            <text:p>30.0</text:p>
          </table:table-cell>
          <table:table-cell table:style-name="ce35" office:value-type="float" office:value="219.066555282248">
            <text:p>219.1</text:p>
          </table:table-cell>
          <table:table-cell table:style-name="ce36" table:formula="oooc:=[.B20]/[.$E20]" office:value-type="percentage" office:value="0.6244199635780538">
            <text:p>62.4%</text:p>
          </table:table-cell>
          <table:table-cell table:style-name="ce36" table:formula="oooc:=[.C20]/[.$E20]" office:value-type="percentage" office:value="0.23877350626192828">
            <text:p>23.9%</text:p>
          </table:table-cell>
          <table:table-cell table:style-name="ce36" table:formula="oooc:=[.D20]/[.$E20]" office:value-type="percentage" office:value="0.1368065301600184">
            <text:p>13.7%</text:p>
          </table:table-cell>
        </table:table-row>
        <table:table-row table:style-name="ro1">
          <table:table-cell table:style-name="ce34" office:value-type="string">
            <text:p>Iowa</text:p>
          </table:table-cell>
          <table:table-cell table:style-name="ce35" office:value-type="float" office:value="46.5749175702387">
            <text:p>46.6</text:p>
          </table:table-cell>
          <table:table-cell table:style-name="ce35" office:value-type="float" office:value="27.382490719422">
            <text:p>27.4</text:p>
          </table:table-cell>
          <table:table-cell table:style-name="ce35" office:value-type="float" office:value="14.7831303562315">
            <text:p>14.8</text:p>
          </table:table-cell>
          <table:table-cell table:style-name="ce35" office:value-type="float" office:value="88.7405386458921">
            <text:p>88.7</text:p>
          </table:table-cell>
          <table:table-cell table:style-name="ce36" table:formula="oooc:=[.B21]/[.$E21]" office:value-type="percentage" office:value="0.5248437555251949">
            <text:p>52.5%</text:p>
          </table:table-cell>
          <table:table-cell table:style-name="ce36" table:formula="oooc:=[.C21]/[.$E21]" office:value-type="percentage" office:value="0.30856800214711755">
            <text:p>30.9%</text:p>
          </table:table-cell>
          <table:table-cell table:style-name="ce36" table:formula="oooc:=[.D21]/[.$E21]" office:value-type="percentage" office:value="0.1665882423276887">
            <text:p>16.7%</text:p>
          </table:table-cell>
        </table:table-row>
        <table:table-row table:style-name="ro1">
          <table:table-cell table:style-name="ce34" office:value-type="string">
            <text:p>Kansas</text:p>
          </table:table-cell>
          <table:table-cell table:style-name="ce35" office:value-type="float" office:value="34.0077060644993">
            <text:p>34.0</text:p>
          </table:table-cell>
          <table:table-cell table:style-name="ce35" office:value-type="float" office:value="25.7577245756968">
            <text:p>25.8</text:p>
          </table:table-cell>
          <table:table-cell table:style-name="ce35" office:value-type="float" office:value="15.2708180780979">
            <text:p>15.3</text:p>
          </table:table-cell>
          <table:table-cell table:style-name="ce35" office:value-type="float" office:value="75.036248718294">
            <text:p>75.0</text:p>
          </table:table-cell>
          <table:table-cell table:style-name="ce36" table:formula="oooc:=[.B22]/[.$E22]" office:value-type="percentage" office:value="0.45321703370557953">
            <text:p>45.3%</text:p>
          </table:table-cell>
          <table:table-cell table:style-name="ce36" table:formula="oooc:=[.C22]/[.$E22]" office:value-type="percentage" office:value="0.3432704195061527">
            <text:p>34.3%</text:p>
          </table:table-cell>
          <table:table-cell table:style-name="ce36" table:formula="oooc:=[.D22]/[.$E22]" office:value-type="percentage" office:value="0.2035125467882677">
            <text:p>20.4%</text:p>
          </table:table-cell>
        </table:table-row>
        <table:table-row table:style-name="ro1">
          <table:table-cell table:style-name="ce34" office:value-type="string">
            <text:p>Kentucky</text:p>
          </table:table-cell>
          <table:table-cell table:style-name="ce35" office:value-type="float" office:value="95.3213701808622">
            <text:p>95.3</text:p>
          </table:table-cell>
          <table:table-cell table:style-name="ce35" office:value-type="float" office:value="42.7515845363922">
            <text:p>42.8</text:p>
          </table:table-cell>
          <table:table-cell table:style-name="ce35" office:value-type="float" office:value="12.6447171878628">
            <text:p>12.6</text:p>
          </table:table-cell>
          <table:table-cell table:style-name="ce35" office:value-type="float" office:value="150.717671905117">
            <text:p>150.7</text:p>
          </table:table-cell>
          <table:table-cell table:style-name="ce36" table:formula="oooc:=[.B23]/[.$E23]" office:value-type="percentage" office:value="0.6324498579096348">
            <text:p>63.2%</text:p>
          </table:table-cell>
          <table:table-cell table:style-name="ce36" table:formula="oooc:=[.C23]/[.$E23]" office:value-type="percentage" office:value="0.2836534295945474">
            <text:p>28.4%</text:p>
          </table:table-cell>
          <table:table-cell table:style-name="ce36" table:formula="oooc:=[.D23]/[.$E23]" office:value-type="percentage" office:value="0.08389671249581916">
            <text:p>8.4%</text:p>
          </table:table-cell>
        </table:table-row>
        <table:table-row table:style-name="ro1">
          <table:table-cell table:style-name="ce34" office:value-type="string">
            <text:p>Louisiana</text:p>
          </table:table-cell>
          <table:table-cell table:style-name="ce35" office:value-type="float" office:value="24.3728858022939">
            <text:p>24.4</text:p>
          </table:table-cell>
          <table:table-cell table:style-name="ce35" office:value-type="float" office:value="121.446156778101">
            <text:p>121.4</text:p>
          </table:table-cell>
          <table:table-cell table:style-name="ce35" office:value-type="float" office:value="77.6607259751392">
            <text:p>77.7</text:p>
          </table:table-cell>
          <table:table-cell table:style-name="ce35" office:value-type="float" office:value="223.479768555534">
            <text:p>223.5</text:p>
          </table:table-cell>
          <table:table-cell table:style-name="ce36" table:formula="oooc:=[.B24]/[.$E24]" office:value-type="percentage" office:value="0.10906081548154689">
            <text:p>10.9%</text:p>
          </table:table-cell>
          <table:table-cell table:style-name="ce36" table:formula="oooc:=[.C24]/[.$E24]" office:value-type="percentage" office:value="0.5434324438541828">
            <text:p>54.3%</text:p>
          </table:table-cell>
          <table:table-cell table:style-name="ce36" table:formula="oooc:=[.D24]/[.$E24]" office:value-type="percentage" office:value="0.34750674066427073">
            <text:p>34.8%</text:p>
          </table:table-cell>
        </table:table-row>
        <table:table-row table:style-name="ro4">
          <table:table-cell table:style-name="ce34" office:value-type="string">
            <text:p>Maine</text:p>
          </table:table-cell>
          <table:table-cell table:style-name="ce35" office:value-type="float" office:value="0.214335487846916">
            <text:p>0.2</text:p>
          </table:table-cell>
          <table:table-cell table:style-name="ce35" office:value-type="float" office:value="14.0075240158335">
            <text:p>14.0</text:p>
          </table:table-cell>
          <table:table-cell table:style-name="ce35" office:value-type="float" office:value="4.29614646825134">
            <text:p>4.3</text:p>
          </table:table-cell>
          <table:table-cell table:style-name="ce35" office:value-type="float" office:value="18.5180059719317">
            <text:p>18.5</text:p>
          </table:table-cell>
          <table:table-cell table:style-name="ce36" table:formula="oooc:=[.B25]/[.$E25]" office:value-type="percentage" office:value="0.011574436695386683">
            <text:p>1.2%</text:p>
          </table:table-cell>
          <table:table-cell table:style-name="ce36" table:formula="oooc:=[.C25]/[.$E25]" office:value-type="percentage" office:value="0.7564272328816141">
            <text:p>75.6%</text:p>
          </table:table-cell>
          <table:table-cell table:style-name="ce36" table:formula="oooc:=[.D25]/[.$E25]" office:value-type="percentage" office:value="0.23199833042300227">
            <text:p>23.2%</text:p>
          </table:table-cell>
        </table:table-row>
        <table:table-row table:style-name="ro6">
          <table:table-cell table:style-name="ce34" office:value-type="string">
            <text:p>Maryland</text:p>
          </table:table-cell>
          <table:table-cell table:style-name="ce35" office:value-type="float" office:value="25.1078205636355">
            <text:p>25.1</text:p>
          </table:table-cell>
          <table:table-cell table:style-name="ce35" office:value-type="float" office:value="34.0801843446505">
            <text:p>34.1</text:p>
          </table:table-cell>
          <table:table-cell table:style-name="ce35" office:value-type="float" office:value="11.3276348852694">
            <text:p>11.3</text:p>
          </table:table-cell>
          <table:table-cell table:style-name="ce35" office:value-type="float" office:value="70.5156397935554">
            <text:p>70.5</text:p>
          </table:table-cell>
          <table:table-cell table:style-name="ce36" table:formula="oooc:=[.B26]/[.$E26]" office:value-type="percentage" office:value="0.35606030998431315">
            <text:p>35.6%</text:p>
          </table:table-cell>
          <table:table-cell table:style-name="ce36" table:formula="oooc:=[.C26]/[.$E26]" office:value-type="percentage" office:value="0.4832996544373008">
            <text:p>48.3%</text:p>
          </table:table-cell>
          <table:table-cell table:style-name="ce36" table:formula="oooc:=[.D26]/[.$E26]" office:value-type="percentage" office:value="0.16064003557838616">
            <text:p>16.1%</text:p>
          </table:table-cell>
        </table:table-row>
        <table:table-row table:style-name="ro5">
          <table:table-cell table:style-name="ce34" office:value-type="string">
            <text:p>Massachusetts</text:p>
          </table:table-cell>
          <table:table-cell table:style-name="ce35" office:value-type="float" office:value="7.91346897198934">
            <text:p>7.9</text:p>
          </table:table-cell>
          <table:table-cell table:style-name="ce35" office:value-type="float" office:value="41.438019565586">
            <text:p>41.4</text:p>
          </table:table-cell>
          <table:table-cell table:style-name="ce35" office:value-type="float" office:value="23.6221292850949">
            <text:p>23.6</text:p>
          </table:table-cell>
          <table:table-cell table:style-name="ce35" office:value-type="float" office:value="72.9736178226703">
            <text:p>73.0</text:p>
          </table:table-cell>
          <table:table-cell table:style-name="ce36" table:formula="oooc:=[.B27]/[.$E27]" office:value-type="percentage" office:value="0.10844287576942507">
            <text:p>10.8%</text:p>
          </table:table-cell>
          <table:table-cell table:style-name="ce36" table:formula="oooc:=[.C27]/[.$E27]" office:value-type="percentage" office:value="0.5678493242075863">
            <text:p>56.8%</text:p>
          </table:table-cell>
          <table:table-cell table:style-name="ce36" table:formula="oooc:=[.D27]/[.$E27]" office:value-type="percentage" office:value="0.3237078000229878">
            <text:p>32.4%</text:p>
          </table:table-cell>
        </table:table-row>
        <table:table-row table:style-name="ro1">
          <table:table-cell table:style-name="ce34" office:value-type="string">
            <text:p>Michigan</text:p>
          </table:table-cell>
          <table:table-cell table:style-name="ce35" office:value-type="float" office:value="70.7099942397935">
            <text:p>70.7</text:p>
          </table:table-cell>
          <table:table-cell table:style-name="ce35" office:value-type="float" office:value="54.9357895607267">
            <text:p>54.9</text:p>
          </table:table-cell>
          <table:table-cell table:style-name="ce35" office:value-type="float" office:value="40.2207987978811">
            <text:p>40.2</text:p>
          </table:table-cell>
          <table:table-cell table:style-name="ce35" office:value-type="float" office:value="165.866582598401">
            <text:p>165.9</text:p>
          </table:table-cell>
          <table:table-cell table:style-name="ce36" table:formula="oooc:=[.B28]/[.$E28]" office:value-type="percentage" office:value="0.42630645143873097">
            <text:p>42.6%</text:p>
          </table:table-cell>
          <table:table-cell table:style-name="ce36" table:formula="oooc:=[.C28]/[.$E28]" office:value-type="percentage" office:value="0.331204686924419">
            <text:p>33.1%</text:p>
          </table:table-cell>
          <table:table-cell table:style-name="ce36" table:formula="oooc:=[.D28]/[.$E28]" office:value-type="percentage" office:value="0.24248886163685174">
            <text:p>24.2%</text:p>
          </table:table-cell>
        </table:table-row>
        <table:table-row table:style-name="ro1">
          <table:table-cell table:style-name="ce34" office:value-type="string">
            <text:p>Minnesota</text:p>
          </table:table-cell>
          <table:table-cell table:style-name="ce35" office:value-type="float" office:value="29.7629044689606">
            <text:p>29.8</text:p>
          </table:table-cell>
          <table:table-cell table:style-name="ce35" office:value-type="float" office:value="41.025685356359">
            <text:p>41.0</text:p>
          </table:table-cell>
          <table:table-cell table:style-name="ce35" office:value-type="float" office:value="22.6584346361285">
            <text:p>22.7</text:p>
          </table:table-cell>
          <table:table-cell table:style-name="ce35" office:value-type="float" office:value="93.447024461448">
            <text:p>93.4</text:p>
          </table:table-cell>
          <table:table-cell table:style-name="ce36" table:formula="oooc:=[.B29]/[.$E29]" office:value-type="percentage" office:value="0.31850029083846776">
            <text:p>31.9%</text:p>
          </table:table-cell>
          <table:table-cell table:style-name="ce36" table:formula="oooc:=[.C29]/[.$E29]" office:value-type="percentage" office:value="0.43902612836307414">
            <text:p>43.9%</text:p>
          </table:table-cell>
          <table:table-cell table:style-name="ce36" table:formula="oooc:=[.D29]/[.$E29]" office:value-type="percentage" office:value="0.24247358079845915">
            <text:p>24.2%</text:p>
          </table:table-cell>
        </table:table-row>
        <table:table-row table:style-name="ro5">
          <table:table-cell table:style-name="ce34" office:value-type="string">
            <text:p>Mississippi</text:p>
          </table:table-cell>
          <table:table-cell table:style-name="ce35" office:value-type="float" office:value="14.0043360847378">
            <text:p>14.0</text:p>
          </table:table-cell>
          <table:table-cell table:style-name="ce35" office:value-type="float" office:value="28.2425402479444">
            <text:p>28.2</text:p>
          </table:table-cell>
          <table:table-cell table:style-name="ce35" office:value-type="float" office:value="23.2209142873434">
            <text:p>23.2</text:p>
          </table:table-cell>
          <table:table-cell table:style-name="ce35" office:value-type="float" office:value="65.4677906200257">
            <text:p>65.5</text:p>
          </table:table-cell>
          <table:table-cell table:style-name="ce36" table:formula="oooc:=[.B30]/[.$E30]" office:value-type="percentage" office:value="0.21391184813336386">
            <text:p>21.4%</text:p>
          </table:table-cell>
          <table:table-cell table:style-name="ce36" table:formula="oooc:=[.C30]/[.$E30]" office:value-type="percentage" office:value="0.43139595792782715">
            <text:p>43.1%</text:p>
          </table:table-cell>
          <table:table-cell table:style-name="ce36" table:formula="oooc:=[.D30]/[.$E30]" office:value-type="percentage" office:value="0.3546921939388076">
            <text:p>35.5%</text:p>
          </table:table-cell>
        </table:table-row>
        <table:table-row table:style-name="ro1">
          <table:table-cell table:style-name="ce34" office:value-type="string">
            <text:p>Missouri</text:p>
          </table:table-cell>
          <table:table-cell table:style-name="ce35" office:value-type="float" office:value="75.7011880808936">
            <text:p>75.7</text:p>
          </table:table-cell>
          <table:table-cell table:style-name="ce35" office:value-type="float" office:value="45.0841337230497">
            <text:p>45.1</text:p>
          </table:table-cell>
          <table:table-cell table:style-name="ce35" office:value-type="float" office:value="14.9557614985555">
            <text:p>15.0</text:p>
          </table:table-cell>
          <table:table-cell table:style-name="ce35" office:value-type="float" office:value="135.741083302499">
            <text:p>135.7</text:p>
          </table:table-cell>
          <table:table-cell table:style-name="ce36" table:formula="oooc:=[.B31]/[.$E31]" office:value-type="percentage" office:value="0.5576881091496338">
            <text:p>55.8%</text:p>
          </table:table-cell>
          <table:table-cell table:style-name="ce36" table:formula="oooc:=[.C31]/[.$E31]" office:value-type="percentage" office:value="0.3321332983808573">
            <text:p>33.2%</text:p>
          </table:table-cell>
          <table:table-cell table:style-name="ce36" table:formula="oooc:=[.D31]/[.$E31]" office:value-type="percentage" office:value="0.11017859246950745">
            <text:p>11.0%</text:p>
          </table:table-cell>
        </table:table-row>
        <table:table-row table:style-name="ro1">
          <table:table-cell table:style-name="ce34" office:value-type="string">
            <text:p>Montana</text:p>
          </table:table-cell>
          <table:table-cell table:style-name="ce35" office:value-type="float" office:value="19.2015860161794">
            <text:p>19.2</text:p>
          </table:table-cell>
          <table:table-cell table:style-name="ce35" office:value-type="float" office:value="11.8463643630058">
            <text:p>11.8</text:p>
          </table:table-cell>
          <table:table-cell table:style-name="ce35" office:value-type="float" office:value="3.86629912591027">
            <text:p>3.9</text:p>
          </table:table-cell>
          <table:table-cell table:style-name="ce35" office:value-type="float" office:value="34.9142495050955">
            <text:p>34.9</text:p>
          </table:table-cell>
          <table:table-cell table:style-name="ce36" table:formula="oooc:=[.B32]/[.$E32]" office:value-type="percentage" office:value="0.5499641632960508">
            <text:p>55.0%</text:p>
          </table:table-cell>
          <table:table-cell table:style-name="ce36" table:formula="oooc:=[.C32]/[.$E32]" office:value-type="percentage" office:value="0.33929884018491946">
            <text:p>33.9%</text:p>
          </table:table-cell>
          <table:table-cell table:style-name="ce36" table:formula="oooc:=[.D32]/[.$E32]" office:value-type="percentage" office:value="0.11073699651902899">
            <text:p>11.1%</text:p>
          </table:table-cell>
        </table:table-row>
        <table:table-row table:style-name="ro1">
          <table:table-cell table:style-name="ce34" office:value-type="string">
            <text:p>Nebraska</text:p>
          </table:table-cell>
          <table:table-cell table:style-name="ce35" office:value-type="float" office:value="24.030068410708">
            <text:p>24.0</text:p>
          </table:table-cell>
          <table:table-cell table:style-name="ce35" office:value-type="float" office:value="14.9585252858505">
            <text:p>15.0</text:p>
          </table:table-cell>
          <table:table-cell table:style-name="ce35" office:value-type="float" office:value="8.99333897104682">
            <text:p>9.0</text:p>
          </table:table-cell>
          <table:table-cell table:style-name="ce35" office:value-type="float" office:value="47.9819326676053">
            <text:p>48.0</text:p>
          </table:table-cell>
          <table:table-cell table:style-name="ce36" table:formula="oooc:=[.B33]/[.$E33]" office:value-type="percentage" office:value="0.5008149333453538">
            <text:p>50.1%</text:p>
          </table:table-cell>
          <table:table-cell table:style-name="ce36" table:formula="oooc:=[.C33]/[.$E33]" office:value-type="percentage" office:value="0.3117532882528022">
            <text:p>31.2%</text:p>
          </table:table-cell>
          <table:table-cell table:style-name="ce36" table:formula="oooc:=[.D33]/[.$E33]" office:value-type="percentage" office:value="0.1874317784018445">
            <text:p>18.7%</text:p>
          </table:table-cell>
        </table:table-row>
        <table:table-row table:style-name="ro1">
          <table:table-cell table:style-name="ce34" office:value-type="string">
            <text:p>Nevada</text:p>
          </table:table-cell>
          <table:table-cell table:style-name="ce35" office:value-type="float" office:value="7.57331139076393">
            <text:p>7.6</text:p>
          </table:table-cell>
          <table:table-cell table:style-name="ce35" office:value-type="float" office:value="16.2889416509374">
            <text:p>16.3</text:p>
          </table:table-cell>
          <table:table-cell table:style-name="ce35" office:value-type="float" office:value="14.2081887572245">
            <text:p>14.2</text:p>
          </table:table-cell>
          <table:table-cell table:style-name="ce35" office:value-type="float" office:value="38.0704417989258">
            <text:p>38.1</text:p>
          </table:table-cell>
          <table:table-cell table:style-name="ce36" table:formula="oooc:=[.B34]/[.$E34]" office:value-type="percentage" office:value="0.19892890738603458">
            <text:p>19.9%</text:p>
          </table:table-cell>
          <table:table-cell table:style-name="ce36" table:formula="oooc:=[.C34]/[.$E34]" office:value-type="percentage" office:value="0.4278632156928899">
            <text:p>42.8%</text:p>
          </table:table-cell>
          <table:table-cell table:style-name="ce36" table:formula="oooc:=[.D34]/[.$E34]" office:value-type="percentage" office:value="0.3732078769210763">
            <text:p>37.3%</text:p>
          </table:table-cell>
        </table:table-row>
        <table:table-row table:style-name="ro7">
          <table:table-cell table:style-name="ce34" office:value-type="string">
            <text:p>New Hampshire</text:p>
          </table:table-cell>
          <table:table-cell table:style-name="ce35" office:value-type="float" office:value="3.19429413716476">
            <text:p>3.2</text:p>
          </table:table-cell>
          <table:table-cell table:style-name="ce35" office:value-type="float" office:value="10.4604706667141">
            <text:p>10.5</text:p>
          </table:table-cell>
          <table:table-cell table:style-name="ce35" office:value-type="float" office:value="3.32202868920852">
            <text:p>3.3</text:p>
          </table:table-cell>
          <table:table-cell table:style-name="ce35" office:value-type="float" office:value="16.9767934930874">
            <text:p>17.0</text:p>
          </table:table-cell>
          <table:table-cell table:style-name="ce36" table:formula="oooc:=[.B35]/[.$E35]" office:value-type="percentage" office:value="0.1881565054358122">
            <text:p>18.8%</text:p>
          </table:table-cell>
          <table:table-cell table:style-name="ce36" table:formula="oooc:=[.C35]/[.$E35]" office:value-type="percentage" office:value="0.6161629209292903">
            <text:p>61.6%</text:p>
          </table:table-cell>
          <table:table-cell table:style-name="ce36" table:formula="oooc:=[.D35]/[.$E35]" office:value-type="percentage" office:value="0.19568057363489647">
            <text:p>19.6%</text:p>
          </table:table-cell>
        </table:table-row>
        <table:table-row table:style-name="ro5">
          <table:table-cell table:style-name="ce34" office:value-type="string">
            <text:p>New Jersey</text:p>
          </table:table-cell>
          <table:table-cell table:style-name="ce35" office:value-type="float" office:value="6.75000946250337">
            <text:p>6.8</text:p>
          </table:table-cell>
          <table:table-cell table:style-name="ce35" office:value-type="float" office:value="73.1991428391607">
            <text:p>73.2</text:p>
          </table:table-cell>
          <table:table-cell table:style-name="ce35" office:value-type="float" office:value="35.4802867351995">
            <text:p>35.5</text:p>
          </table:table-cell>
          <table:table-cell table:style-name="ce35" office:value-type="float" office:value="115.429439036864">
            <text:p>115.4</text:p>
          </table:table-cell>
          <table:table-cell table:style-name="ce36" table:formula="oooc:=[.B36]/[.$E36]" office:value-type="percentage" office:value="0.058477365209646914">
            <text:p>5.8%</text:p>
          </table:table-cell>
          <table:table-cell table:style-name="ce36" table:formula="oooc:=[.C36]/[.$E36]" office:value-type="percentage" office:value="0.6341462234411754">
            <text:p>63.4%</text:p>
          </table:table-cell>
          <table:table-cell table:style-name="ce36" table:formula="oooc:=[.D36]/[.$E36]" office:value-type="percentage" office:value="0.3073764113491739">
            <text:p>30.7%</text:p>
          </table:table-cell>
        </table:table-row>
        <table:table-row table:style-name="ro5">
          <table:table-cell table:style-name="ce34" office:value-type="string">
            <text:p>New Mexico</text:p>
          </table:table-cell>
          <table:table-cell table:style-name="ce35" office:value-type="float" office:value="25.2560414785454">
            <text:p>25.3</text:p>
          </table:table-cell>
          <table:table-cell table:style-name="ce35" office:value-type="float" office:value="16.5133175944826">
            <text:p>16.5</text:p>
          </table:table-cell>
          <table:table-cell table:style-name="ce35" office:value-type="float" office:value="13.0552068876265">
            <text:p>13.1</text:p>
          </table:table-cell>
          <table:table-cell table:style-name="ce35" office:value-type="float" office:value="54.8245659606545">
            <text:p>54.8</text:p>
          </table:table-cell>
          <table:table-cell table:style-name="ce36" table:formula="oooc:=[.B37]/[.$E37]" office:value-type="percentage" office:value="0.4606701582766874">
            <text:p>46.1%</text:p>
          </table:table-cell>
          <table:table-cell table:style-name="ce36" table:formula="oooc:=[.C37]/[.$E37]" office:value-type="percentage" office:value="0.3012028878866743">
            <text:p>30.1%</text:p>
          </table:table-cell>
          <table:table-cell table:style-name="ce36" table:formula="oooc:=[.D37]/[.$E37]" office:value-type="percentage" office:value="0.23812695383663818">
            <text:p>23.8%</text:p>
          </table:table-cell>
        </table:table-row>
        <table:table-row table:style-name="ro1">
          <table:table-cell table:style-name="ce34" office:value-type="string">
            <text:p>New York</text:p>
          </table:table-cell>
          <table:table-cell table:style-name="ce35" office:value-type="float" office:value="15.7504503498815">
            <text:p>15.8</text:p>
          </table:table-cell>
          <table:table-cell table:style-name="ce35" office:value-type="float" office:value="92.1586077580349">
            <text:p>92.2</text:p>
          </table:table-cell>
          <table:table-cell table:style-name="ce35" office:value-type="float" office:value="64.9336789266348">
            <text:p>64.9</text:p>
          </table:table-cell>
          <table:table-cell table:style-name="ce35" office:value-type="float" office:value="172.842737034551">
            <text:p>172.8</text:p>
          </table:table-cell>
          <table:table-cell table:style-name="ce36" table:formula="oooc:=[.B38]/[.$E38]" office:value-type="percentage" office:value="0.09112590219358196">
            <text:p>9.1%</text:p>
          </table:table-cell>
          <table:table-cell table:style-name="ce36" table:formula="oooc:=[.C38]/[.$E38]" office:value-type="percentage" office:value="0.5331934065566929">
            <text:p>53.3%</text:p>
          </table:table-cell>
          <table:table-cell table:style-name="ce36" table:formula="oooc:=[.D38]/[.$E38]" office:value-type="percentage" office:value="0.37568069124972636">
            <text:p>37.6%</text:p>
          </table:table-cell>
        </table:table-row>
        <table:table-row table:style-name="ro5">
          <table:table-cell table:style-name="ce34" office:value-type="string">
            <text:p>North Carolina</text:p>
          </table:table-cell>
          <table:table-cell table:style-name="ce35" office:value-type="float" office:value="70.7047675895303">
            <text:p>70.7</text:p>
          </table:table-cell>
          <table:table-cell table:style-name="ce35" office:value-type="float" office:value="55.7985541504429">
            <text:p>55.8</text:p>
          </table:table-cell>
          <table:table-cell table:style-name="ce35" office:value-type="float" office:value="16.3468448811534">
            <text:p>16.3</text:p>
          </table:table-cell>
          <table:table-cell table:style-name="ce35" office:value-type="float" office:value="142.850166621127">
            <text:p>142.9</text:p>
          </table:table-cell>
          <table:table-cell table:style-name="ce36" table:formula="oooc:=[.B39]/[.$E39]" office:value-type="percentage" office:value="0.4949575437112115">
            <text:p>49.5%</text:p>
          </table:table-cell>
          <table:table-cell table:style-name="ce36" table:formula="oooc:=[.C39]/[.$E39]" office:value-type="percentage" office:value="0.3906089539148672">
            <text:p>39.1%</text:p>
          </table:table-cell>
          <table:table-cell table:style-name="ce36" table:formula="oooc:=[.D39]/[.$E39]" office:value-type="percentage" office:value="0.1144335023739186">
            <text:p>11.4%</text:p>
          </table:table-cell>
        </table:table-row>
        <table:table-row table:style-name="ro5">
          <table:table-cell table:style-name="ce34" office:value-type="string">
            <text:p>North Dakota</text:p>
          </table:table-cell>
          <table:table-cell table:style-name="ce35" office:value-type="float" office:value="38.6352096052834">
            <text:p>38.6</text:p>
          </table:table-cell>
          <table:table-cell table:style-name="ce35" office:value-type="float" office:value="10.4875000192304">
            <text:p>10.5</text:p>
          </table:table-cell>
          <table:table-cell table:style-name="ce35" office:value-type="float" office:value="3.40958057">
            <text:p>3.4</text:p>
          </table:table-cell>
          <table:table-cell table:style-name="ce35" office:value-type="float" office:value="52.5322901945139">
            <text:p>52.5</text:p>
          </table:table-cell>
          <table:table-cell table:style-name="ce36" table:formula="oooc:=[.B40]/[.$E40]" office:value-type="percentage" office:value="0.7354564109469987">
            <text:p>73.5%</text:p>
          </table:table-cell>
          <table:table-cell table:style-name="ce36" table:formula="oooc:=[.C40]/[.$E40]" office:value-type="percentage" office:value="0.1996391168250578">
            <text:p>20.0%</text:p>
          </table:table-cell>
          <table:table-cell table:style-name="ce36" table:formula="oooc:=[.D40]/[.$E40]" office:value-type="percentage" office:value="0.06490447222794167">
            <text:p>6.5%</text:p>
          </table:table-cell>
        </table:table-row>
        <table:table-row table:style-name="ro1">
          <table:table-cell table:style-name="ce34" office:value-type="string">
            <text:p>Ohio</text:p>
          </table:table-cell>
          <table:table-cell table:style-name="ce35" office:value-type="float" office:value="127.909321015863">
            <text:p>127.9</text:p>
          </table:table-cell>
          <table:table-cell table:style-name="ce35" office:value-type="float" office:value="78.2695890338891">
            <text:p>78.3</text:p>
          </table:table-cell>
          <table:table-cell table:style-name="ce35" office:value-type="float" office:value="42.8902656576284">
            <text:p>42.9</text:p>
          </table:table-cell>
          <table:table-cell table:style-name="ce35" office:value-type="float" office:value="249.069175707381">
            <text:p>249.1</text:p>
          </table:table-cell>
          <table:table-cell table:style-name="ce36" table:formula="oooc:=[.B41]/[.$E41]" office:value-type="percentage" office:value="0.5135493810207061">
            <text:p>51.4%</text:p>
          </table:table-cell>
          <table:table-cell table:style-name="ce36" table:formula="oooc:=[.C41]/[.$E41]" office:value-type="percentage" office:value="0.3142483963003281">
            <text:p>31.4%</text:p>
          </table:table-cell>
          <table:table-cell table:style-name="ce36" table:formula="oooc:=[.D41]/[.$E41]" office:value-type="percentage" office:value="0.17220222267896385">
            <text:p>17.2%</text:p>
          </table:table-cell>
        </table:table-row>
        <table:table-row table:style-name="ro1">
          <table:table-cell table:style-name="ce34" office:value-type="string">
            <text:p>Oklahoma</text:p>
          </table:table-cell>
          <table:table-cell table:style-name="ce35" office:value-type="float" office:value="32.6713899258848">
            <text:p>32.7</text:p>
          </table:table-cell>
          <table:table-cell table:style-name="ce35" office:value-type="float" office:value="33.7753500015142">
            <text:p>33.8</text:p>
          </table:table-cell>
          <table:table-cell table:style-name="ce35" office:value-type="float" office:value="36.9934067838698">
            <text:p>37.0</text:p>
          </table:table-cell>
          <table:table-cell table:style-name="ce35" office:value-type="float" office:value="103.440146711269">
            <text:p>103.4</text:p>
          </table:table-cell>
          <table:table-cell table:style-name="ce36" table:formula="oooc:=[.B42]/[.$E42]" office:value-type="percentage" office:value="0.3158482558718714">
            <text:p>31.6%</text:p>
          </table:table-cell>
          <table:table-cell table:style-name="ce36" table:formula="oooc:=[.C42]/[.$E42]" office:value-type="percentage" office:value="0.32652070859673904">
            <text:p>32.7%</text:p>
          </table:table-cell>
          <table:table-cell table:style-name="ce36" table:formula="oooc:=[.D42]/[.$E42]" office:value-type="percentage" office:value="0.35763103553138775">
            <text:p>35.8%</text:p>
          </table:table-cell>
        </table:table-row>
        <table:table-row table:style-name="ro1">
          <table:table-cell table:style-name="ce34" office:value-type="string">
            <text:p>Oregon</text:p>
          </table:table-cell>
          <table:table-cell table:style-name="ce35" office:value-type="float" office:value="4.01598126481935">
            <text:p>4.0</text:p>
          </table:table-cell>
          <table:table-cell table:style-name="ce35" office:value-type="float" office:value="23.3574642198565">
            <text:p>23.4</text:p>
          </table:table-cell>
          <table:table-cell table:style-name="ce35" office:value-type="float" office:value="12.886088448308">
            <text:p>12.9</text:p>
          </table:table-cell>
          <table:table-cell table:style-name="ce35" office:value-type="float" office:value="40.2595339329839">
            <text:p>40.3</text:p>
          </table:table-cell>
          <table:table-cell table:style-name="ce36" table:formula="oooc:=[.B43]/[.$E43]" office:value-type="percentage" office:value="0.09975230392642796">
            <text:p>10.0%</text:p>
          </table:table-cell>
          <table:table-cell table:style-name="ce36" table:formula="oooc:=[.C43]/[.$E43]" office:value-type="percentage" office:value="0.5801722458768992">
            <text:p>58.0%</text:p>
          </table:table-cell>
          <table:table-cell table:style-name="ce36" table:formula="oooc:=[.D43]/[.$E43]" office:value-type="percentage" office:value="0.3200754501966716">
            <text:p>32.0%</text:p>
          </table:table-cell>
        </table:table-row>
        <table:table-row table:style-name="ro5">
          <table:table-cell table:style-name="ce34" office:value-type="string">
            <text:p>Pennsylvania</text:p>
          </table:table-cell>
          <table:table-cell table:style-name="ce35" office:value-type="float" office:value="123.692316048948">
            <text:p>123.7</text:p>
          </table:table-cell>
          <table:table-cell table:style-name="ce35" office:value-type="float" office:value="85.7282965109888">
            <text:p>85.7</text:p>
          </table:table-cell>
          <table:table-cell table:style-name="ce35" office:value-type="float" office:value="47.1407237652015">
            <text:p>47.1</text:p>
          </table:table-cell>
          <table:table-cell table:style-name="ce35" office:value-type="float" office:value="256.561336325138">
            <text:p>256.6</text:p>
          </table:table-cell>
          <table:table-cell table:style-name="ce36" table:formula="oooc:=[.B44]/[.$E44]" office:value-type="percentage" office:value="0.4821159642394199">
            <text:p>48.2%</text:p>
          </table:table-cell>
          <table:table-cell table:style-name="ce36" table:formula="oooc:=[.C44]/[.$E44]" office:value-type="percentage" office:value="0.33414347515849413">
            <text:p>33.4%</text:p>
          </table:table-cell>
          <table:table-cell table:style-name="ce36" table:formula="oooc:=[.D44]/[.$E44]" office:value-type="percentage" office:value="0.18374056060208724">
            <text:p>18.4%</text:p>
          </table:table-cell>
        </table:table-row>
        <table:table-row table:style-name="ro5">
          <table:table-cell table:style-name="ce34" office:value-type="string">
            <text:p>Rhode Island</text:p>
          </table:table-cell>
          <table:table-cell table:style-name="ce35" office:value-type="float" office:value="-0.002721642894243">
            <text:p>-0.0</text:p>
          </table:table-cell>
          <table:table-cell table:style-name="ce35" office:value-type="float" office:value="5.94028073234612">
            <text:p>5.9</text:p>
          </table:table-cell>
          <table:table-cell table:style-name="ce35" office:value-type="float" office:value="5.07463251720804">
            <text:p>5.1</text:p>
          </table:table-cell>
          <table:table-cell table:style-name="ce35" office:value-type="float" office:value="11.0121916066599">
            <text:p>11.0</text:p>
          </table:table-cell>
          <table:table-cell table:style-name="ce36" table:formula="oooc:=[.B45]/[.$E45]" office:value-type="percentage" office:value="-2.471481600989414E-4">
            <text:p>0.0%</text:p>
          </table:table-cell>
          <table:table-cell table:style-name="ce36" table:formula="oooc:=[.C45]/[.$E45]" office:value-type="percentage" office:value="0.5394276584103009">
            <text:p>53.9%</text:p>
          </table:table-cell>
          <table:table-cell table:style-name="ce36" table:formula="oooc:=[.D45]/[.$E45]" office:value-type="percentage" office:value="0.4608194897497995">
            <text:p>46.1%</text:p>
          </table:table-cell>
        </table:table-row>
        <table:table-row table:style-name="ro5">
          <table:table-cell table:style-name="ce34" office:value-type="string">
            <text:p>South Carolina</text:p>
          </table:table-cell>
          <table:table-cell table:style-name="ce35" office:value-type="float" office:value="38.1978793508817">
            <text:p>38.2</text:p>
          </table:table-cell>
          <table:table-cell table:style-name="ce35" office:value-type="float" office:value="33.9177748401237">
            <text:p>33.9</text:p>
          </table:table-cell>
          <table:table-cell table:style-name="ce35" office:value-type="float" office:value="11.9139217445285">
            <text:p>11.9</text:p>
          </table:table-cell>
          <table:table-cell table:style-name="ce35" office:value-type="float" office:value="84.0295759355339">
            <text:p>84.0</text:p>
          </table:table-cell>
          <table:table-cell table:style-name="ce36" table:formula="oooc:=[.B46]/[.$E46]" office:value-type="percentage" office:value="0.45457660502995373">
            <text:p>45.5%</text:p>
          </table:table-cell>
          <table:table-cell table:style-name="ce36" table:formula="oooc:=[.C46]/[.$E46]" office:value-type="percentage" office:value="0.4036409140770251">
            <text:p>40.4%</text:p>
          </table:table-cell>
          <table:table-cell table:style-name="ce36" table:formula="oooc:=[.D46]/[.$E46]" office:value-type="percentage" office:value="0.1417824808930211">
            <text:p>14.2%</text:p>
          </table:table-cell>
        </table:table-row>
        <table:table-row table:style-name="ro5">
          <table:table-cell table:style-name="ce34" office:value-type="string">
            <text:p>South Dakota</text:p>
          </table:table-cell>
          <table:table-cell table:style-name="ce35" office:value-type="float" office:value="3.68654604003961">
            <text:p>3.7</text:p>
          </table:table-cell>
          <table:table-cell table:style-name="ce35" office:value-type="float" office:value="7.64199530128749">
            <text:p>7.6</text:p>
          </table:table-cell>
          <table:table-cell table:style-name="ce35" office:value-type="float" office:value="3.81113120495883">
            <text:p>3.8</text:p>
          </table:table-cell>
          <table:table-cell table:style-name="ce35" office:value-type="float" office:value="15.1396725462859">
            <text:p>15.1</text:p>
          </table:table-cell>
          <table:table-cell table:style-name="ce36" table:formula="oooc:=[.B47]/[.$E47]" office:value-type="percentage" office:value="0.24350236299820122">
            <text:p>24.4%</text:p>
          </table:table-cell>
          <table:table-cell table:style-name="ce36" table:formula="oooc:=[.C47]/[.$E47]" office:value-type="percentage" office:value="0.5047662211929572">
            <text:p>50.5%</text:p>
          </table:table-cell>
          <table:table-cell table:style-name="ce36" table:formula="oooc:=[.D47]/[.$E47]" office:value-type="percentage" office:value="0.2517314158088436">
            <text:p>25.2%</text:p>
          </table:table-cell>
        </table:table-row>
        <table:table-row table:style-name="ro5">
          <table:table-cell table:style-name="ce34" office:value-type="string">
            <text:p>Tennessee</text:p>
          </table:table-cell>
          <table:table-cell table:style-name="ce35" office:value-type="float" office:value="48.6058116207921">
            <text:p>48.6</text:p>
          </table:table-cell>
          <table:table-cell table:style-name="ce35" office:value-type="float" office:value="44.760161346382">
            <text:p>44.8</text:p>
          </table:table-cell>
          <table:table-cell table:style-name="ce35" office:value-type="float" office:value="13.7332862448157">
            <text:p>13.7</text:p>
          </table:table-cell>
          <table:table-cell table:style-name="ce35" office:value-type="float" office:value="107.09925921199">
            <text:p>107.1</text:p>
          </table:table-cell>
          <table:table-cell table:style-name="ce36" table:formula="oooc:=[.B48]/[.$E48]" office:value-type="percentage" office:value="0.4538389152121285">
            <text:p>45.4%</text:p>
          </table:table-cell>
          <table:table-cell table:style-name="ce36" table:formula="oooc:=[.C48]/[.$E48]" office:value-type="percentage" office:value="0.417931568114628">
            <text:p>41.8%</text:p>
          </table:table-cell>
          <table:table-cell table:style-name="ce36" table:formula="oooc:=[.D48]/[.$E48]" office:value-type="percentage" office:value="0.12822951667324164">
            <text:p>12.8%</text:p>
          </table:table-cell>
        </table:table-row>
        <table:table-row table:style-name="ro1">
          <table:table-cell table:style-name="ce34" office:value-type="string">
            <text:p>Texas</text:p>
          </table:table-cell>
          <table:table-cell table:style-name="ce35" office:value-type="float" office:value="151.550909672051">
            <text:p>151.6</text:p>
          </table:table-cell>
          <table:table-cell table:style-name="ce35" office:value-type="float" office:value="317.992152294729">
            <text:p>318.0</text:p>
          </table:table-cell>
          <table:table-cell table:style-name="ce35" office:value-type="float" office:value="183.025425441004">
            <text:p>183.0</text:p>
          </table:table-cell>
          <table:table-cell table:style-name="ce35" office:value-type="float" office:value="652.568487407784">
            <text:p>652.6</text:p>
          </table:table-cell>
          <table:table-cell table:style-name="ce36" table:formula="oooc:=[.B49]/[.$E49]" office:value-type="percentage" office:value="0.23223755451946648">
            <text:p>23.2%</text:p>
          </table:table-cell>
          <table:table-cell table:style-name="ce36" table:formula="oooc:=[.C49]/[.$E49]" office:value-type="percentage" office:value="0.48729314766316423">
            <text:p>48.7%</text:p>
          </table:table-cell>
          <table:table-cell table:style-name="ce36" table:formula="oooc:=[.D49]/[.$E49]" office:value-type="percentage" office:value="0.2804692978173693">
            <text:p>28.0%</text:p>
          </table:table-cell>
        </table:table-row>
        <table:table-row table:style-name="ro1">
          <table:table-cell table:style-name="ce34" office:value-type="string">
            <text:p>Utah</text:p>
          </table:table-cell>
          <table:table-cell table:style-name="ce35" office:value-type="float" office:value="33.6245094486676">
            <text:p>33.6</text:p>
          </table:table-cell>
          <table:table-cell table:style-name="ce35" office:value-type="float" office:value="18.4563933605467">
            <text:p>18.5</text:p>
          </table:table-cell>
          <table:table-cell table:style-name="ce35" office:value-type="float" office:value="12.1493750267319">
            <text:p>12.1</text:p>
          </table:table-cell>
          <table:table-cell table:style-name="ce35" office:value-type="float" office:value="64.2302778359463">
            <text:p>64.2</text:p>
          </table:table-cell>
          <table:table-cell table:style-name="ce36" table:formula="oooc:=[.B50]/[.$E50]" office:value-type="percentage" office:value="0.5234993616958907">
            <text:p>52.3%</text:p>
          </table:table-cell>
          <table:table-cell table:style-name="ce36" table:formula="oooc:=[.C50]/[.$E50]" office:value-type="percentage" office:value="0.2873472446699838">
            <text:p>28.7%</text:p>
          </table:table-cell>
          <table:table-cell table:style-name="ce36" table:formula="oooc:=[.D50]/[.$E50]" office:value-type="percentage" office:value="0.18915339363412398">
            <text:p>18.9%</text:p>
          </table:table-cell>
        </table:table-row>
        <table:table-row table:style-name="ro1">
          <table:table-cell table:style-name="ce34" office:value-type="string">
            <text:p>Vermont</text:p>
          </table:table-cell>
          <table:table-cell table:style-name="ce35" office:value-type="float" office:value="0">
            <text:p>0.0</text:p>
          </table:table-cell>
          <table:table-cell table:style-name="ce35" office:value-type="float" office:value="5.57410129265139">
            <text:p>5.6</text:p>
          </table:table-cell>
          <table:table-cell table:style-name="ce35" office:value-type="float" office:value="0.451034723333333">
            <text:p>0.5</text:p>
          </table:table-cell>
          <table:table-cell table:style-name="ce35" office:value-type="float" office:value="6.02513601598473">
            <text:p>6.0</text:p>
          </table:table-cell>
          <table:table-cell table:style-name="ce36" table:formula="oooc:=[.B51]/[.$E51]" office:value-type="percentage" office:value="0">
            <text:p>0.0%</text:p>
          </table:table-cell>
          <table:table-cell table:style-name="ce36" table:formula="oooc:=[.C51]/[.$E51]" office:value-type="percentage" office:value="0.9251411549653417">
            <text:p>92.5%</text:p>
          </table:table-cell>
          <table:table-cell table:style-name="ce36" table:formula="oooc:=[.D51]/[.$E51]" office:value-type="percentage" office:value="0.07485884503465724">
            <text:p>7.5%</text:p>
          </table:table-cell>
        </table:table-row>
        <table:table-row table:style-name="ro1">
          <table:table-cell table:style-name="ce34" office:value-type="string">
            <text:p>Virginia</text:p>
          </table:table-cell>
          <table:table-cell table:style-name="ce35" office:value-type="float" office:value="32.5981215299082">
            <text:p>32.6</text:p>
          </table:table-cell>
          <table:table-cell table:style-name="ce35" office:value-type="float" office:value="56.723358892073">
            <text:p>56.7</text:p>
          </table:table-cell>
          <table:table-cell table:style-name="ce35" office:value-type="float" office:value="20.449060718361">
            <text:p>20.4</text:p>
          </table:table-cell>
          <table:table-cell table:style-name="ce35" office:value-type="float" office:value="109.770541140342">
            <text:p>109.8</text:p>
          </table:table-cell>
          <table:table-cell table:style-name="ce36" table:formula="oooc:=[.B52]/[.$E52]" office:value-type="percentage" office:value="0.29696602741742334">
            <text:p>29.7%</text:p>
          </table:table-cell>
          <table:table-cell table:style-name="ce36" table:formula="oooc:=[.C52]/[.$E52]" office:value-type="percentage" office:value="0.5167448233634195">
            <text:p>51.7%</text:p>
          </table:table-cell>
          <table:table-cell table:style-name="ce36" table:formula="oooc:=[.D52]/[.$E52]" office:value-type="percentage" office:value="0.18628914921915896">
            <text:p>18.6%</text:p>
          </table:table-cell>
        </table:table-row>
        <table:table-row table:style-name="ro5">
          <table:table-cell table:style-name="ce34" office:value-type="string">
            <text:p>Washington</text:p>
          </table:table-cell>
          <table:table-cell table:style-name="ce35" office:value-type="float" office:value="8.95830842162633">
            <text:p>9.0</text:p>
          </table:table-cell>
          <table:table-cell table:style-name="ce35" office:value-type="float" office:value="51.5267380147321">
            <text:p>51.5</text:p>
          </table:table-cell>
          <table:table-cell table:style-name="ce35" office:value-type="float" office:value="15.643881421736">
            <text:p>15.6</text:p>
          </table:table-cell>
          <table:table-cell table:style-name="ce35" office:value-type="float" office:value="76.1289278580944">
            <text:p>76.1</text:p>
          </table:table-cell>
          <table:table-cell table:style-name="ce36" table:formula="oooc:=[.B53]/[.$E53]" office:value-type="percentage" office:value="0.11767285674014438">
            <text:p>11.8%</text:p>
          </table:table-cell>
          <table:table-cell table:style-name="ce36" table:formula="oooc:=[.C53]/[.$E53]" office:value-type="percentage" office:value="0.6768351987141972">
            <text:p>67.7%</text:p>
          </table:table-cell>
          <table:table-cell table:style-name="ce36" table:formula="oooc:=[.D53]/[.$E53]" office:value-type="percentage" office:value="0.20549194454565886">
            <text:p>20.5%</text:p>
          </table:table-cell>
        </table:table-row>
        <table:table-row table:style-name="ro5">
          <table:table-cell table:style-name="ce34" office:value-type="string">
            <text:p>West Virginia</text:p>
          </table:table-cell>
          <table:table-cell table:style-name="ce35" office:value-type="float" office:value="79.9854010342343">
            <text:p>80.0</text:p>
          </table:table-cell>
          <table:table-cell table:style-name="ce35" office:value-type="float" office:value="12.5392498749828">
            <text:p>12.5</text:p>
          </table:table-cell>
          <table:table-cell table:style-name="ce35" office:value-type="float" office:value="6.42486335448654">
            <text:p>6.4</text:p>
          </table:table-cell>
          <table:table-cell table:style-name="ce35" office:value-type="float" office:value="98.9495142637037">
            <text:p>98.9</text:p>
          </table:table-cell>
          <table:table-cell table:style-name="ce36" table:formula="oooc:=[.B54]/[.$E54]" office:value-type="percentage" office:value="0.8083455652048032">
            <text:p>80.8%</text:p>
          </table:table-cell>
          <table:table-cell table:style-name="ce36" table:formula="oooc:=[.C54]/[.$E54]" office:value-type="percentage" office:value="0.12672371328236426">
            <text:p>12.7%</text:p>
          </table:table-cell>
          <table:table-cell table:style-name="ce36" table:formula="oooc:=[.D54]/[.$E54]" office:value-type="percentage" office:value="0.06493072151283197">
            <text:p>6.5%</text:p>
          </table:table-cell>
        </table:table-row>
        <table:table-row table:style-name="ro1">
          <table:table-cell table:style-name="ce34" office:value-type="string">
            <text:p>Wisconsin</text:p>
          </table:table-cell>
          <table:table-cell table:style-name="ce35" office:value-type="float" office:value="43.2672529557248">
            <text:p>43.3</text:p>
          </table:table-cell>
          <table:table-cell table:style-name="ce35" office:value-type="float" office:value="35.9874688252038">
            <text:p>36.0</text:p>
          </table:table-cell>
          <table:table-cell table:style-name="ce35" office:value-type="float" office:value="19.9718376030512">
            <text:p>20.0</text:p>
          </table:table-cell>
          <table:table-cell table:style-name="ce35" office:value-type="float" office:value="99.2265593839798">
            <text:p>99.2</text:p>
          </table:table-cell>
          <table:table-cell table:style-name="ce36" table:formula="oooc:=[.B55]/[.$E55]" office:value-type="percentage" office:value="0.4360450793047484">
            <text:p>43.6%</text:p>
          </table:table-cell>
          <table:table-cell table:style-name="ce36" table:formula="oooc:=[.C55]/[.$E55]" office:value-type="percentage" office:value="0.36267980114015724">
            <text:p>36.3%</text:p>
          </table:table-cell>
          <table:table-cell table:style-name="ce36" table:formula="oooc:=[.D55]/[.$E55]" office:value-type="percentage" office:value="0.2012751195550943">
            <text:p>20.1%</text:p>
          </table:table-cell>
        </table:table-row>
        <table:table-row table:style-name="ro1">
          <table:table-cell table:style-name="ce34" office:value-type="string">
            <text:p>Wyoming</text:p>
          </table:table-cell>
          <table:table-cell table:style-name="ce35" office:value-type="float" office:value="45.7097522876852">
            <text:p>45.7</text:p>
          </table:table-cell>
          <table:table-cell table:style-name="ce35" office:value-type="float" office:value="11.3140553927974">
            <text:p>11.3</text:p>
          </table:table-cell>
          <table:table-cell table:style-name="ce35" office:value-type="float" office:value="7.87038319232923">
            <text:p>7.9</text:p>
          </table:table-cell>
          <table:table-cell table:style-name="ce35" office:value-type="float" office:value="64.8941908728119">
            <text:p>64.9</text:p>
          </table:table-cell>
          <table:table-cell table:style-name="ce36" table:formula="oooc:=[.B56]/[.$E56]" office:value-type="percentage" office:value="0.7043735606053418">
            <text:p>70.4%</text:p>
          </table:table-cell>
          <table:table-cell table:style-name="ce36" table:formula="oooc:=[.C56]/[.$E56]" office:value-type="percentage" office:value="0.1743461971037155">
            <text:p>17.4%</text:p>
          </table:table-cell>
          <table:table-cell table:style-name="ce36" table:formula="oooc:=[.D56]/[.$E56]" office:value-type="percentage" office:value="0.12128024229094148">
            <text:p>12.1%</text:p>
          </table:table-cell>
        </table:table-row>
        <table:table-row table:style-name="ro4">
          <table:table-cell table:style-name="ce34" office:value-type="string">
            <text:p>Total1</text:p>
          </table:table-cell>
          <table:table-cell table:style-name="ce35" table:formula="oooc:=SUM([.B6:.B56])" office:value-type="float" office:value="1969.0016224111184">
            <text:p>1,969.0</text:p>
          </table:table-cell>
          <table:table-cell table:style-name="ce35" table:formula="oooc:=SUM([.C6:.C56])" office:value-type="float" office:value="2377.23160142928">
            <text:p>2,377.2</text:p>
          </table:table-cell>
          <table:table-cell table:style-name="ce35" table:formula="oooc:=SUM([.D6:.D56])" office:value-type="float" office:value="1285.0387200866667">
            <text:p>1,285.0</text:p>
          </table:table-cell>
          <table:table-cell table:style-name="ce35" table:formula="oooc:=SUM([.E6:.E56])" office:value-type="float" office:value="5631.271943927067">
            <text:p>5,631.3</text:p>
          </table:table-cell>
          <table:table-cell table:style-name="ce36" table:formula="oooc:=[.B57]/[.$E57]" office:value-type="percentage" office:value="0.34965486341581303">
            <text:p>35.0%</text:p>
          </table:table-cell>
          <table:table-cell table:style-name="ce36" table:formula="oooc:=[.C57]/[.$E57]" office:value-type="percentage" office:value="0.4221482508925818">
            <text:p>42.2%</text:p>
          </table:table-cell>
          <table:table-cell table:style-name="ce36" table:formula="oooc:=[.D57]/[.$E57]" office:value-type="percentage" office:value="0.22819688569160493">
            <text:p>22.8%</text:p>
          </table:table-cell>
        </table:table-row>
        <table:table-row table:style-name="ro8">
          <table:table-cell table:style-name="ce37" table:number-columns-spanned="8" table:number-rows-spanned="1" office:value-type="string">
            <text:p>1For the United States as a country see, EIA, Monthly Energy Review, Section 12: Environment.  Differing methodologies between the two data series causes the total for all states to be slightly different from the national-level estimate.  The amount  varies no more than 0.5 percent.  See Appendix A for details on the data series differences.</text:p>
          </table:table-cell>
          <table:covered-table-cell table:number-columns-repeated="7"/>
        </table:table-row>
        <table:table-row table:style-name="ro9">
          <table:table-cell table:style-name="ce38" office:value-type="string">
            <text:p>Note:  The District of Columbia is included in the data tables, but not in the analysis as it is not a state.</text:p>
          </table:table-cell>
          <table:table-cell table:number-columns-repeated="7" table:style-name="ce38"/>
        </table:table-row>
        <table:table-row table:style-name="ro10">
          <table:table-cell table:style-name="ce39" table:number-columns-spanned="8" table:number-rows-spanned="1" office:value-type="string">
            <text:p>Source:  U.S. Energy Information Administration (EIA), State Energy Data System and EIA calculations made for this analysis.</text:p>
          </table:table-cell>
          <table:covered-table-cell table:number-columns-repeated="7"/>
        </table:table-row>
      </table:table>
      <table:table table:name="Sheet2" table:style-name="ta2" table:print="false">
        <office:forms form:automatic-focus="false" form:apply-design-mode="false"/>
        <table:table-column table:style-name="co6" table:default-cell-style-name="ce-1"/>
        <table:table-column table:style-name="co7" table:number-columns-repeated="5" table:default-cell-style-name="ce-1"/>
        <table:table-column table:style-name="co5" table:default-cell-style-name="ce15" table:number-columns-repeated="250"/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</table:table>
      <table:table table:name="Sheet3" table:style-name="ta3" table:print="false">
        <office:forms form:automatic-focus="false" form:apply-design-mode="false"/>
        <table:table-column table:style-name="co9" table:default-cell-style-name="ce-1"/>
        <table:table-column table:style-name="co10" table:default-cell-style-name="ce-1"/>
        <table:table-column table:style-name="co11" table:number-columns-repeated="2" table:default-cell-style-name="ce-1"/>
        <table:table-column table:style-name="co12" table:default-cell-style-name="ce-1"/>
        <table:table-column table:style-name="co7" table:default-cell-style-name="ce-1"/>
        <table:table-column table:style-name="co8" table:default-cell-style-name="ce15" table:number-columns-repeated="250"/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  <table:table-row table:style-name="ro12">
          <table:table-cell table:number-columns-repeated="6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"/>
    </number:number-style>
    <number:percentage-style style:name="N178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